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urzbeschreibung der Fächer</text:h>
      <text:h text:style-name="Heading_20_3" text:outline-level="3">Bioinformatik</text:h>
      <text:p text:style-name="Text_20_body">Der Studiengang Bioinformatik besteht haupstsächlich aus Veranstaltungen aus den Bereichen: Informatik, Mathematik, Biologie und Chemie. <text:line-break/>Hierbei werden „Informatik und Mathematik“ und die „Lebens – und Naturwissenschaften“ zu gleichen Teilen gewichtet.</text:p>
      <text:p text:style-name="Text_20_body">Regelstudienzeit sind 6 Semester. Studienbeginn ist sowohl im Wintersemester, als auch im Sommersemester möglich.</text:p>
      <text:p text:style-name="Text_20_body">Wer sich für Informationsverarbeitung im Bereich der Lebenswissenschaften interressiert, oder <text:line-break/>eine Forschungskarriere im Bereich Pharmaindustrie, Biotechnologie, Biologie, oder Informatik anstrebt, sollte sich genauer mit dem Studiengang beschäftigen.</text:p>
      <text:p text:style-name="Standard"/>
      <text:h text:style-name="Heading_20_3" text:outline-level="3">Informatik</text:h>
      <text:p text:style-name="P1">Das Studium der Informatik beschäftigt sich größtenteils <text:line-break/>mit Inhalten der allgemeinen, praktischen, theoretischen und technischen Informatik, sowie der Mathematik.<text:line-break/>Vermittelt werden außerdem Kenntnisse in einem wählbaren Anwendungsbereich.</text:p>
      <text:p text:style-name="P1">Regelstudienzeit sind 6 Semester. Studienbeginn ist sowohl im Wintersemester, als auch im Sommersemester möglich.</text:p>
      <text:p text:style-name="P1">Der Studiengang der Informatik ist besonders geeignet für jeden, der sich für Informationsverarbeitung interressiert, sowie ein Verständnis für Mathematik, logisches Denken und Abstraktionsvermögen aufweisen kann.</text:p>
      <text:p text:style-name="Text_20_body"/>
      <text:h text:style-name="Heading_20_3" text:outline-level="3">Medizininformatik</text:h>
      <text:p text:style-name="Text_20_body">Der Studiengang der Medizininformatik vermittelt hauptsächlich Grundlagen der Informatik, Mathematik, Biologie und Medizin.</text:p>
      <text:p text:style-name="P1">Regelstudienzeit sind 6 Semester. Studienbeginn ist nur im Wintersemester möglich.</text:p>
      <text:p text:style-name="P1">Die Zielgruppe des Studiums der Medizininformatik besteht aus Allen, die sich für Informationsverarbeitung im Gesundheitswesen interessieren, oder eine Forschungskarriere im Bereich der medizinischen Informatik anstreb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s Welker</meta:initial-creator>
    <meta:creation-date>2018-01-25T14:38:56.37</meta:creation-date>
    <meta:document-statistic meta:table-count="0" meta:image-count="0" meta:object-count="0" meta:page-count="1" meta:paragraph-count="13" meta:word-count="191" meta:character-count="1678"/>
    <dc:date>2018-01-25T15:21:04.38</dc:date>
    <dc:creator>Mathis Welker</dc:creator>
    <meta:editing-duration>PT8M26S</meta:editing-duration>
    <meta:editing-cycles>1</meta:editing-cycles>
    <meta:generator>OpenOffice/4.1.0$Win32 OpenOffice.org_project/410m18$Build-9764</meta:generator>
  </office:meta>
</office:document-meta>
</file>